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cff1a" officeooo:paragraph-rsid="001cff1a"/>
    </style:style>
    <style:style style:name="P2" style:family="paragraph" style:parent-style-name="Standard">
      <style:text-properties fo:color="#000000" officeooo:rsid="001cff1a" officeooo:paragraph-rsid="001cff1a"/>
    </style:style>
    <style:style style:name="P3" style:family="paragraph" style:parent-style-name="Standard">
      <style:text-properties fo:font-size="14pt" fo:font-weight="bold" officeooo:rsid="001cff1a" officeooo:paragraph-rsid="001cff1a" style:font-size-asian="14pt" style:font-weight-asian="bold" style:font-size-complex="14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3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4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5" style:family="text">
      <style:text-properties fo:color="#75715e" style:font-name="Cascadia Code" fo:font-size="10pt" fo:font-style="normal" fo:font-weight="bold" style:font-size-asian="10pt" style:font-style-asian="normal" style:font-weight-asian="bold"/>
    </style:style>
    <style:style style:name="T6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T7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8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9" style:family="text">
      <style:text-properties fo:color="#fda5ff" style:font-name="Cascadia Code" fo:font-size="10pt" fo:font-style="italic" fo:font-weight="bold" style:font-size-asian="10pt" style:font-style-asian="italic" style:font-weight-asian="bold"/>
    </style:style>
    <style:style style:name="T10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7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8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9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20" style:family="text">
      <style:text-properties style:font-name="Cascadia Code" fo:font-size="10pt" fo:font-style="normal" fo:font-weight="bold" style:font-size-asian="10pt" style:font-style-asian="normal" style:font-weight-asian="bold"/>
    </style:style>
    <style:style style:name="T21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22" style:family="text">
      <style:text-properties style:font-name="Cascadia Code" fo:font-size="10pt" fo:font-style="italic" fo:font-weight="bold" style:font-size-asian="10pt" style:font-style-asian="italic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1:</text:p>
      <text:p text:style-name="P2"/>
      <text:p text:style-name="P2"><text:span text:style-name="T12">package </text:span><text:span text:style-name="T12">ejercicio1</text:span><text:span text:style-name="T12">;</text:span><text:line-break/><text:line-break/><text:span text:style-name="T12">public class </text:span><text:span text:style-name="T12">Ejercicio1 {</text:span></text:p>
      <text:p text:style-name="P2"><text:line-break/><text:span text:style-name="T12"> <text:s text:c="3"/></text:span><text:span text:style-name="T12">public static void </text:span><text:span text:style-name="T12">main</text:span><text:span text:style-name="T12">(String[] </text:span><text:span text:style-name="T21">args</text:span><text:span text:style-name="T12">) {</text:span><text:line-break/><text:span text:style-name="T12"> <text:s text:c="7"/>System.</text:span><text:span text:style-name="T22">out</text:span><text:span text:style-name="T12">.</text:span><text:span text:style-name="T12">println</text:span><text:span text:style-name="T12">(</text:span><text:span text:style-name="T12">"Bucle For"</text:span><text:span text:style-name="T12">)</text:span><text:span text:style-name="T12">;</text:span><text:line-break/><text:span text:style-name="T12"> <text:s text:c="7"/></text:span><text:span text:style-name="T12">for </text:span><text:span text:style-name="T12">(</text:span><text:span text:style-name="T12">int </text:span><text:span text:style-name="T12">i </text:span><text:span text:style-name="T12">= </text:span><text:span text:style-name="T12">53</text:span><text:span text:style-name="T12">; </text:span><text:span text:style-name="T12">i </text:span><text:span text:style-name="T12">&gt; </text:span><text:span text:style-name="T12">0</text:span><text:span text:style-name="T12">; </text:span><text:span text:style-name="T12">i</text:span><text:span text:style-name="T12">--</text:span><text:span text:style-name="T12">) {</text:span><text:line-break/><text:span text:style-name="T12"> <text:s text:c="11"/></text:span><text:span text:style-name="T12">if </text:span><text:span text:style-name="T12">(i </text:span><text:span text:style-name="T12">% </text:span><text:span text:style-name="T12">2 </text:span><text:span text:style-name="T12">== </text:span><text:span text:style-name="T12">0</text:span><text:span text:style-name="T12">) {</text:span><text:line-break/><text:span text:style-name="T12"> <text:s text:c="15"/></text:span><text:span text:style-name="T12">if </text:span><text:span text:style-name="T12">(i </text:span><text:span text:style-name="T12">&lt; </text:span><text:span text:style-name="T12">52</text:span><text:span text:style-name="T12">) {</text:span><text:line-break/><text:span text:style-name="T12"> <text:s text:c="19"/>System.</text:span><text:span text:style-name="T22">out</text:span><text:span text:style-name="T12">.</text:span><text:span text:style-name="T12">print</text:span><text:span text:style-name="T12">(</text:span><text:span text:style-name="T12">","</text:span><text:span text:style-name="T12">)</text:span><text:span text:style-name="T12">;</text:span><text:line-break/><text:span text:style-name="T12"> <text:s text:c="15"/></text:span><text:span text:style-name="T12">}</text:span><text:line-break/><text:span text:style-name="T12"> <text:s text:c="15"/>System.</text:span><text:span text:style-name="T22">out</text:span><text:span text:style-name="T12">.</text:span><text:span text:style-name="T12">print</text:span><text:span text:style-name="T12">(i)</text:span><text:span text:style-name="T12">;</text:span><text:line-break/><text:span text:style-name="T12"> <text:s text:c="11"/></text:span><text:span text:style-name="T12">}</text:span><text:line-break/><text:span text:style-name="T12"> <text:s text:c="7"/>}</text:span><text:line-break/><text:line-break/><text:span text:style-name="T12"> <text:s text:c="7"/>System.</text:span><text:span text:style-name="T22">out</text:span><text:span text:style-name="T12">.</text:span><text:span text:style-name="T12">println</text:span><text:span text:style-name="T12">(</text:span><text:span text:style-name="T12">"</text:span><text:span text:style-name="T12">\n</text:span><text:span text:style-name="T12">Bucle While"</text:span><text:span text:style-name="T12">)</text:span><text:span text:style-name="T12">;</text:span><text:line-break/><text:span text:style-name="T12"> <text:s text:c="7"/></text:span><text:span text:style-name="T12">int </text:span><text:span text:style-name="T12">j </text:span><text:span text:style-name="T12">= </text:span><text:span text:style-name="T12">53</text:span><text:span text:style-name="T12">;</text:span><text:line-break/><text:span text:style-name="T12"> <text:s text:c="7"/></text:span><text:span text:style-name="T12">while </text:span><text:span text:style-name="T12">(j </text:span><text:span text:style-name="T12">&gt; </text:span><text:span text:style-name="T12">0</text:span><text:span text:style-name="T12">){</text:span><text:line-break/><text:span text:style-name="T12"> <text:s text:c="11"/></text:span><text:span text:style-name="T12">if </text:span><text:span text:style-name="T12">(j </text:span><text:span text:style-name="T12">% </text:span><text:span text:style-name="T12">2 </text:span><text:span text:style-name="T12">== </text:span><text:span text:style-name="T12">0</text:span><text:span text:style-name="T12">) {</text:span><text:line-break/><text:span text:style-name="T12"> <text:s text:c="15"/></text:span><text:span text:style-name="T12">if </text:span><text:span text:style-name="T12">(j </text:span><text:span text:style-name="T12">&lt; </text:span><text:span text:style-name="T12">52</text:span><text:span text:style-name="T12">) {</text:span><text:line-break/><text:span text:style-name="T12"> <text:s text:c="19"/>System.</text:span><text:span text:style-name="T22">out</text:span><text:span text:style-name="T12">.</text:span><text:span text:style-name="T12">print</text:span><text:span text:style-name="T12">(</text:span><text:span text:style-name="T12">","</text:span><text:span text:style-name="T12">)</text:span><text:span text:style-name="T12">;</text:span><text:line-break/><text:span text:style-name="T12"> <text:s text:c="15"/></text:span><text:span text:style-name="T12">}</text:span><text:line-break/><text:span text:style-name="T12"> <text:s text:c="15"/>System.</text:span><text:span text:style-name="T22">out</text:span><text:span text:style-name="T12">.</text:span><text:span text:style-name="T12">print</text:span><text:span text:style-name="T12">(j)</text:span><text:span text:style-name="T12">;</text:span><text:line-break/><text:span text:style-name="T12"> <text:s text:c="11"/></text:span><text:span text:style-name="T12">}</text:span><text:line-break/><text:span text:style-name="T12"> <text:s text:c="11"/>j</text:span><text:span text:style-name="T12">--</text:span><text:span text:style-name="T12">;</text:span><text:line-break/><text:span text:style-name="T12"> <text:s text:c="7"/></text:span><text:span text:style-name="T12">}</text:span><text:line-break/><text:line-break/><text:span text:style-name="T12"> <text:s text:c="7"/>System.</text:span><text:span text:style-name="T22">out</text:span><text:span text:style-name="T12">.</text:span><text:span text:style-name="T12">println</text:span><text:span text:style-name="T12">(</text:span><text:span text:style-name="T12">"</text:span><text:span text:style-name="T12">\n</text:span><text:span text:style-name="T12">Bucle Do-While"</text:span><text:span text:style-name="T12">)</text:span><text:span text:style-name="T12">;</text:span><text:line-break/><text:span text:style-name="T12"> <text:s text:c="7"/></text:span><text:span text:style-name="T12">int </text:span><text:span text:style-name="T12">x </text:span><text:span text:style-name="T12">= </text:span><text:span text:style-name="T12">53</text:span><text:span text:style-name="T12">;</text:span><text:line-break/><text:span text:style-name="T12"> <text:s text:c="7"/></text:span><text:span text:style-name="T12">do</text:span><text:span text:style-name="T12">{</text:span><text:line-break/><text:span text:style-name="T12"> <text:s text:c="11"/></text:span><text:span text:style-name="T12">if </text:span><text:span text:style-name="T12">(x </text:span><text:span text:style-name="T12">% </text:span><text:span text:style-name="T12">2 </text:span><text:span text:style-name="T12">== </text:span><text:span text:style-name="T12">0</text:span><text:span text:style-name="T12">) {</text:span><text:line-break/><text:span text:style-name="T12"> <text:s text:c="15"/></text:span><text:span text:style-name="T12">if </text:span><text:span text:style-name="T12">(x </text:span><text:span text:style-name="T12">&lt; </text:span><text:span text:style-name="T12">52</text:span><text:span text:style-name="T12">) {</text:span><text:line-break/><text:span text:style-name="T12"> <text:s text:c="19"/>System.</text:span><text:span text:style-name="T22">out</text:span><text:span text:style-name="T12">.</text:span><text:span text:style-name="T12">print</text:span><text:span text:style-name="T12">(</text:span><text:span text:style-name="T12">","</text:span><text:span text:style-name="T12">)</text:span><text:span text:style-name="T12">;</text:span><text:line-break/><text:span text:style-name="T12"> <text:s text:c="15"/></text:span><text:span text:style-name="T12">}</text:span><text:line-break/><text:span text:style-name="T12"> <text:s text:c="15"/>System.</text:span><text:span text:style-name="T22">out</text:span><text:span text:style-name="T12">.</text:span><text:span text:style-name="T12">print</text:span><text:span text:style-name="T12">(x)</text:span><text:span text:style-name="T12">;</text:span><text:line-break/><text:span text:style-name="T12"> <text:s text:c="11"/></text:span><text:span text:style-name="T12">}</text:span><text:line-break/><text:span text:style-name="T12"> <text:s text:c="11"/>x</text:span><text:span text:style-name="T12">--</text:span><text:span text:style-name="T12">;</text:span><text:line-break/><text:span text:style-name="T12"> <text:s text:c="7"/></text:span><text:span text:style-name="T12">} </text:span><text:span text:style-name="T12">while </text:span><text:span text:style-name="T12">(x </text:span><text:span text:style-name="T12">&gt; </text:span><text:span text:style-name="T12">0</text:span><text:span text:style-name="T12">)</text:span><text:span text:style-name="T12">;</text:span><text:line-break/><text:span text:style-name="T12"> <text:s text:c="3"/></text:span><text:span text:style-name="T12">}</text:span><text:line-break/><text:span text:style-name="T12">}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cff1a" officeooo:paragraph-rsid="001cff1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 Tarea 2 del Bloque 4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7T18:58:00.781000000</meta:creation-date>
    <dc:date>2019-11-27T19:00:43.087000000</dc:date>
    <meta:editing-duration>PT2M42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4" meta:word-count="111" meta:character-count="981" meta:non-whitespace-character-count="477"/>
  </office:meta>
</office:document-meta>
</file>